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6be40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6be40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6be40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6be40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6be40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6be40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6be40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6be40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6be40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6be40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6be40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6be40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6be40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6be40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6be40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6be40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6be40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Daniela Victoria De Sousa Ramos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6/3/2007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2673445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5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Jesmary Carolina Ramos Brito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9079028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7:51.77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8" meta:character-count="1168" meta:non-whitespace-character-count="1000"/>
    <meta:template xlink:type="simple" xlink:actuate="onRequest" xlink:title="Normal" xlink:href=""/>
  </office:meta>
</office:document-meta>
</file>